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68cm"/>
    </style:style>
    <style:style style:name="co3" style:family="table-column">
      <style:table-column-properties fo:break-before="auto" style:column-width="9.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Lauriane</text:p>
          </table:table-cell>
          <table:table-cell office:value-type="string" calcext:value-type="string">
            <text:p><text:s/>ou est que tu veux aller manger ce soir ?</text:p>
          </table:table-cell>
          <table:table-cell office:value-type="string" calcext:value-type="string">
            <text:p>Ask.Object(Restaurant, *)</text:p>
          </table:table-cell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<text:s/>Alors j'avoue <text:s/>j'aime bien les restaus breton.</text:p>
          </table:table-cell>
          <table:table-cell table:style-name="ce1" office:value-type="string" calcext:value-type="string">
            <text:p>State.Object(cuisine, Breton)</text:p>
          </table:table-cell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J'aime bien manger des crêpes</text:p>
          </table:table-cell>
          <table:table-cell office:value-type="string" calcext:value-type="string">
            <text:p>State.Preference(cuisine, crepes)</text:p>
          </table:table-cell>
        </table:table-row>
        <table:table-row table:style-name="ro1">
          <table:table-cell table:style-name="ce1" office:value-type="string" calcext:value-type="string">
            <text:p>Leonor</text:p>
          </table:table-cell>
          <table:table-cell office:value-type="string" calcext:value-type="string">
            <text:p>je vais souvent a une crêperie qui s'appelle le Josselin et le petit Josselin</text:p>
          </table:table-cell>
          <table:table-cell table:style-name="ce1" office:value-type="string" calcext:value-type="string">
            <text:p>State.Object(Restaurant, Josselin, *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<text:s/>Ayant passé 3 ans a Rennes. Les crêperies sur paris sont un peu moyennes</text:p>
          </table:table-cell>
          <table:table-cell table:style-name="ce1" office:value-type="string" calcext:value-type="string">
            <text:p>State.Preferecne(Creperie, Rennes, Paris 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Sinon j'aime bien japonais</text:p>
          </table:table-cell>
          <table:table-cell office:value-type="string" calcext:value-type="string">
            <text:p>State.preferecne(Cuisine, japonais, crepes),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e n'aime pas du tout le japonais.</text:p>
          </table:table-cell>
          <table:table-cell office:value-type="string" calcext:value-type="string">
            <text:p>State.preferecne(Cuisine, * , japonais),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<text:s/>Je n'aime pas trop les sushi déjà. Non je ne suis pas trop cuisine asiatique.</text:p>
          </table:table-cell>
          <table:table-cell office:value-type="string" calcext:value-type="string">
            <text:p>State,preference(Cuisine,* ,asiatique)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'aime bien les restaus italiens et africains aussi. c'est très bon aussi.</text:p>
          </table:table-cell>
          <table:table-cell table:style-name="ce1" office:value-type="string" calcext:value-type="string">
            <text:p>State,preference(Cuisine,africain,asiatique), State,preference(Cuisine,italien,asiatique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les restaus africains. je ne suis pas fan</text:p>
          </table:table-cell>
          <table:table-cell office:value-type="string" calcext:value-type="string">
            <text:p>State,Preference(Cuisine ,asiatique,africain)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sinon Ya un excellent restaurant. c'est <text:s/>Aveyronnais a Bercy ou il font de l'aligot</text:p>
          </table:table-cell>
          <table:table-cell office:value-type="string" calcext:value-type="string">
            <text:p>Propose,Object(Restaurant,(Cuisine= Aveyronnais, location= Bercy)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si tu aimes le fromage y'a un restau a versaillais qui s'appelle le cheese club, et tous les plats (entrée, plat dessert) sont a base de fromage</text:p>
          </table:table-cell>
          <table:table-cell table:style-name="ce1" office:value-type="string" calcext:value-type="string">
            <text:p>Propose,Object(Restaurant,(Cuisine= fromage, location= Versaille))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j'ai connu la cuisine africaine notamment la Camerounaise <text:s/>et c'est vraiment très bon.</text:p>
          </table:table-cell>
          <table:table-cell office:value-type="string" calcext:value-type="string">
            <text:p>State,Preference(Cuisine ,camrounaise)</text:p>
          </table:table-cell>
        </table:table-row>
        <table:table-row table:style-name="ro1">
          <table:table-cell office:value-type="string" calcext:value-type="string">
            <text:p>Leonor</text:p>
          </table:table-cell>
          <table:table-cell office:value-type="string" calcext:value-type="string">
            <text:p><text:s text:c="2"/>j'avoue que j'aime aussi la nourriture de l'afrique du nord. j'aime beaucoup le couscous et le tajine.</text:p>
          </table:table-cell>
          <table:table-cell table:style-name="ce1" office:value-type="string" calcext:value-type="string">
            <text:p>State,Preference(Cuisine ,afrique du nord)</text:p>
          </table:table-cell>
        </table:table-row>
        <table:table-row table:style-name="ro1">
          <table:table-cell office:value-type="string" calcext:value-type="string">
            <text:p>Lauriane</text:p>
          </table:table-cell>
          <table:table-cell office:value-type="string" calcext:value-type="string">
            <text:p><text:s text:c="2"/>on my a trainé une ou deux fois mais c'etait trop epicé.</text:p>
          </table:table-cell>
          <table:table-cell office:value-type="string" calcext:value-type="string">
            <text:p>State,Preference(Cuisine,* ,afrique du nord)</text:p>
          </table:table-cell>
        </table:table-row>
        <table:table-row table:style-name="ro1">
          <table:table-cell/>
          <table:table-cell office:value-type="string" calcext:value-type="string">
            <text:p>Moi aussi j'avais gouté cooréen aussi...Mais tu vois je préfère ça au japonais.</text:p>
          </table:table-cell>
          <table:table-cell office:value-type="string" calcext:value-type="string">
            <text:p>State,Preference(Cuisine ,cooreen, japonai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peux te conseiller, après ça dépends de quelle style tu aimes ?</text:p>
          </table:table-cell>
          <table:table-cell office:value-type="string" calcext:value-type="string">
            <text:p>Ask,Preference(Restaurant, *)</text:p>
          </table:table-cell>
        </table:table-row>
        <table:table-row table:style-name="ro1">
          <table:table-cell office:value-type="string" calcext:value-type="string">
            <text:p>yoren</text:p>
          </table:table-cell>
          <table:table-cell office:value-type="string" calcext:value-type="string">
            <text:p>Voilà. je veux bien manger plus proprement.</text:p>
          </table:table-cell>
          <table:table-cell office:value-type="string" calcext:value-type="string">
            <text:p>State.Preferecne(cuisine, propore,*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4:47:33.076610234</meta:creation-date>
    <dc:date>2015-10-01T17:00:57.566023303</dc:date>
    <meta:editing-duration>PT57M12S</meta:editing-duration>
    <meta:editing-cycles>3</meta:editing-cycles>
    <meta:generator>LibreOffice/4.2.8.2$Linux_X86_64 LibreOffice_project/420m0$Build-2</meta:generator>
    <meta:document-statistic meta:table-count="1" meta:cell-count="53" meta:object-count="0"/>
  </office:meta>
</office:document-meta>
</file>